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ee4" officeooo:paragraph-rsid="001d9ee4"/>
    </style:style>
    <style:style style:name="P2" style:family="paragraph" style:parent-style-name="Standard" style:list-style-name="L1">
      <style:text-properties officeooo:rsid="001d9ee4" officeooo:paragraph-rsid="001d9e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the statistics provided, it is evident that Manhattan distance has less cost in terms of time compared to misplaced tiles. Also, it shows that A* provides the optimal solution, while in Greedy algorithm, the optimality is not guaranteed.</text:p>
      <text:p text:style-name="P1"/>
      <text:p text:style-name="P1">The code has been attached inside the src folder. The transitions of tile states can be viewed inside the src_output folder files. In the end of each file is a summary of their statistics which are more detailed compared to the provided above.</text:p>
      <text:p text:style-name="P1"/>
      <text:p text:style-name="P1">The code can be executed using Python3. The files output files were generated using the following commands in terminal,</text:p>
      <text:p text:style-name="P1"/>
      <text:list xml:id="list866945915712827102" text:style-name="L1">
        <text:list-item>
          <text:p text:style-name="P2">python Main.py A* ManhattanDistance &gt; src_out/Astar_Manhattan.txt</text:p>
        </text:list-item>
        <text:list-item>
          <text:p text:style-name="P2">python Main.py A* NumberOfTiles &gt; src_out/Astar_NumberOfTiles.txt</text:p>
        </text:list-item>
        <text:list-item>
          <text:p text:style-name="P2">python Main.py Greedy NumberOfTiles &gt; src_out/Greedy_NumberOfTiles.txt</text:p>
        </text:list-item>
        <text:list-item>
          <text:p text:style-name="P2">python Main.py Greedy ManhattanDistance &gt; src_out/Greedy_Manhattan.txt</text:p>
        </text:list-item>
      </text:list>
      <text:p text:style-name="P1"/>
      <text:p text:style-name="P1">The input and goal states can also be varied by changing the Input.py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4:06:19.776644209</meta:creation-date>
    <dc:date>2018-11-19T14:15:59.605084999</dc:date>
    <meta:editing-duration>PT9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43" meta:character-count="953" meta:non-whitespace-character-count="822"/>
  </office:meta>
</office:document-meta>
</file>